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0616" calcext:value-type="float">
            <text:p>85.7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9048" calcext:value-type="float">
            <text:p>86.1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6696" calcext:value-type="float">
            <text:p>84.8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3512" calcext:value-type="float">
            <text:p>82.9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7712" calcext:value-type="float">
            <text:p>82.2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972" calcext:value-type="float">
            <text:p>77.7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3696" calcext:value-type="float">
            <text:p>76.0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424" calcext:value-type="float">
            <text:p>75.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5544" calcext:value-type="float">
            <text:p>74.0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0944" calcext:value-type="float">
            <text:p>67.7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688" calcext:value-type="float">
            <text:p>65.7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964" calcext:value-type="float">
            <text:p>61.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6032" calcext:value-type="float">
            <text:p>57.4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8072" calcext:value-type="float">
            <text:p>54.6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7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9968" calcext:value-type="float">
            <text:p>51.5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601</text:p>
          </table:table-cell>
          <table:table-cell office:value-type="string" calcext:value-type="string">
            <text:p>Dodd SE Quad</text:p>
          </table:table-cell>
          <table:table-cell office:value-type="string" calcext:value-type="string">
            <text:p>196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